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3d021" officeooo:paragraph-rsid="0003d021"/>
    </style:style>
    <style:style style:name="P2" style:family="paragraph" style:parent-style-name="Standard">
      <style:text-properties officeooo:rsid="0003d021" officeooo:paragraph-rsid="0003d021"/>
    </style:style>
    <style:style style:name="P3" style:family="paragraph" style:parent-style-name="Standard">
      <style:text-properties officeooo:rsid="00037602" officeooo:paragraph-rsid="00037602"/>
    </style:style>
    <style:style style:name="P4" style:family="paragraph" style:parent-style-name="Standard">
      <style:text-properties style:text-underline-style="solid" style:text-underline-width="auto" style:text-underline-color="font-color" officeooo:rsid="00037602" officeooo:paragraph-rsid="00037602"/>
    </style:style>
    <style:style style:name="P5" style:family="paragraph" style:parent-style-name="Standard">
      <style:text-properties style:text-underline-style="solid" style:text-underline-width="auto" style:text-underline-color="font-color" officeooo:rsid="0003d021" officeooo:paragraph-rsid="0003d021"/>
    </style:style>
    <style:style style:name="P6" style:family="paragraph" style:parent-style-name="Standard">
      <style:text-properties style:text-underline-style="solid" style:text-underline-width="auto" style:text-underline-color="font-color" officeooo:rsid="00049420" officeooo:paragraph-rsid="00049420"/>
    </style:style>
    <style:style style:name="P7" style:family="paragraph" style:parent-style-name="Standard">
      <style:text-properties officeooo:rsid="00049420" officeooo:paragraph-rsid="00049420"/>
    </style:style>
    <style:style style:name="P8" style:family="paragraph" style:parent-style-name="Standard">
      <style:text-properties officeooo:rsid="0005e720" officeooo:paragraph-rsid="0005e720"/>
    </style:style>
    <style:style style:name="P9" style:family="paragraph" style:parent-style-name="Standard">
      <style:text-properties style:text-underline-style="solid" style:text-underline-width="auto" style:text-underline-color="font-color" officeooo:rsid="0005e720" officeooo:paragraph-rsid="0005e720"/>
    </style:style>
    <style:style style:name="T1" style:family="text">
      <style:text-properties officeooo:rsid="000511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stalling PHP</text:p>
      <text:p text:style-name="P3">sudo apt update</text:p>
      <text:p text:style-name="Standard">sudo apt install php</text:p>
      <text:p text:style-name="Standard"/>
      <text:p text:style-name="P5">Installing MySQL server</text:p>
      <text:p text:style-name="P1"><text:span text:style-name="Source_20_Text">sudo apt install mysql-server</text:span></text:p>
      <text:p text:style-name="P2">sudo service mysql start</text:p>
      <text:p text:style-name="P2"/>
      <text:p text:style-name="P6">Installing php-mysql</text:p>
      <text:p text:style-name="P7">sudo apt install php-mysql</text:p>
      <text:p text:style-name="P7"/>
      <text:p text:style-name="P9">Installing Git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22:10:51.216265353</meta:creation-date>
    <meta:generator>LibreOffice/7.3.7.2$Linux_X86_64 LibreOffice_project/30$Build-2</meta:generator>
    <dc:date>2023-12-09T22:38:51.395895485</dc:date>
    <meta:editing-duration>PT2H48M37S</meta:editing-duration>
    <meta:editing-cycles>5</meta:editing-cycles>
    <meta:document-statistic meta:table-count="0" meta:image-count="0" meta:object-count="0" meta:page-count="1" meta:paragraph-count="9" meta:word-count="28" meta:character-count="185" meta:non-whitespace-character-count="166"/>
  </office:meta>
</office:document-meta>
</file>